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Gabriola" svg:font-family="Gabriola" style:font-family-generic="decorative" style:font-pitch="variable"/>
    <style:font-face style:name="Liberation Serif1" svg:font-family="'Liberation Serif'" style:font-family-generic="decorativ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e8db" officeooo:paragraph-rsid="0011e8db"/>
    </style:style>
    <style:style style:name="P2" style:family="paragraph" style:parent-style-name="Standard">
      <style:text-properties officeooo:rsid="00130ec1" officeooo:paragraph-rsid="00130ec1"/>
    </style:style>
    <style:style style:name="P3" style:family="paragraph" style:parent-style-name="Standard">
      <style:text-properties officeooo:rsid="001407b4" officeooo:paragraph-rsid="001407b4"/>
    </style:style>
    <style:style style:name="P4" style:family="paragraph" style:parent-style-name="Standard">
      <style:text-properties officeooo:rsid="00197d99" officeooo:paragraph-rsid="00197d99"/>
    </style:style>
    <style:style style:name="P5" style:family="paragraph" style:parent-style-name="Standard">
      <style:text-properties officeooo:rsid="001407b4" officeooo:paragraph-rsid="001407b4"/>
    </style:style>
    <style:style style:name="P6" style:family="paragraph" style:parent-style-name="Standard">
      <style:text-properties officeooo:rsid="0011e8db" officeooo:paragraph-rsid="001df18f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8pt" style:font-size-asian="8pt" style:font-size-complex="8pt"/>
    </style:style>
    <style:style style:name="P9" style:family="paragraph">
      <style:paragraph-properties fo:text-align="center"/>
      <style:text-properties style:font-name="Gabriola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officeooo:rsid="00130ec1"/>
    </style:style>
    <style:style style:name="T2" style:family="text">
      <style:text-properties officeooo:rsid="00193f5a"/>
    </style:style>
    <style:style style:name="T3" style:family="text">
      <style:text-properties officeooo:rsid="001b45fc"/>
    </style:style>
    <style:style style:name="T4" style:family="text">
      <style:text-properties officeooo:rsid="001c0515"/>
    </style:style>
    <style:style style:name="T5" style:family="text">
      <style:text-properties officeooo:rsid="001df18f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style:font-name="Gabriola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/>
    </style:style>
    <style:style style:name="gr3" style:family="graphic">
      <style:graphic-properties style:run-through="foreground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654cm" style:run-through="foreground"/>
    </style:style>
    <style:style style:name="gr5" style:family="graphic">
      <style:graphic-properties draw:marker-end="Arrowheads_20_1" draw:textarea-horizontal-align="center" draw:textarea-vertical-align="middl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pen Source Cell Top Battery Management System – OSCTBMS</text:p>
      <text:p text:style-name="P1"/>
      <text:h text:style-name="Heading_20_1" text:outline-level="1"><text:span text:style-name="T3">I</text:span>nter-module communications</text:h>
      <text:p text:style-name="P1"/>
      <text:p text:style-name="P1"><text:span text:style-name="T1">O</text:span>n the top of each cell is a monitor unit that measures the voltage and temperature of the cell. Additionally, it has a load that can be turned on or off to balance the cells.</text:p>
      <text:p text:style-name="P1">The cell top monitors have to report their information to the charger manager.</text:p>
      <text:p text:style-name="P1">The messages are built around a 4 byte data packet – forward error correction expands this to 6 bytes when the data is actually transmitted. <text:span text:style-name="T1">The first 2 bytes are used for the cell voltage in mV and the second 2 bytes are used for the cell temperature in 1/10ths of a degree Celsius.</text:span></text:p>
      <text:p text:style-name="P1"/>
      <text:p text:style-name="P2">Cell mV<text:tab/><text:tab/>0 – 4200<text:tab/>0x1068<text:tab/>13bits required</text:p>
      <text:p text:style-name="P2">Cell Temperature<text:tab/>0 – 1000<text:tab/>0x3E8<text:tab/><text:tab/>10bits required</text:p>
      <text:p text:style-name="P2"/>
      <text:p text:style-name="P3">The state of the load is encoded in the msb of the <text:span text:style-name="T2">voltage</text:span> bytes, <text:span text:style-name="T4">the next 2 bits are always zero</text:span>.</text:p>
      <text:p text:style-name="P3">The upper 3 bits of the temperature bytes are used for the <text:span text:style-name="T2">3</text:span> alarm indicators.</text:p>
      <text:p text:style-name="P3"/>
      <text:p text:style-name="P3"><draw:g text:anchor-type="paragraph" draw:z-index="1" draw:style-name="gr3"><draw:rect draw:style-name="gr2" draw:text-style-name="P8" svg:width="3.855cm" svg:height="0.87cm" svg:x="2.219cm" svg:y="0.189cm"><text:p text:style-name="P7"><text:span text:style-name="T6">Byte 1</text:span></text:p></draw:rect><draw:rect draw:style-name="gr2" draw:text-style-name="P8" svg:width="3.855cm" svg:height="0.87cm" svg:x="6.073cm" svg:y="0.189cm"><text:p text:style-name="P7"><text:span text:style-name="T6">Byte 2</text:span></text:p></draw:rect><draw:rect draw:style-name="gr2" draw:text-style-name="P8" svg:width="3.855cm" svg:height="0.87cm" svg:x="10.172cm" svg:y="0.189cm"><text:p text:style-name="P7"><text:span text:style-name="T6">Byte 3</text:span></text:p></draw:rect><draw:rect draw:style-name="gr2" draw:text-style-name="P8" svg:width="3.855cm" svg:height="0.87cm" svg:x="14.026cm" svg:y="0.189cm"><text:p text:style-name="P7"><text:span text:style-name="T6">Byte 4</text:span></text:p></draw:rect><draw:rect draw:style-name="gr2" draw:text-style-name="P9" svg:width="0.339cm" svg:height="0.87cm" svg:x="2.219cm" svg:y="0.189cm"><text:p text:style-name="P7"><text:span text:style-name="T7">l</text:span></text:p></draw:rect><draw:rect draw:style-name="gr2" draw:text-style-name="P7" svg:width="0.339cm" svg:height="0.87cm" svg:x="10.172cm" svg:y="0.189cm"><text:p text:style-name="P7">t</text:p></draw:rect><draw:rect draw:style-name="gr2" draw:text-style-name="P7" svg:width="0.339cm" svg:height="0.87cm" svg:x="10.511cm" svg:y="0.189cm"><text:p text:style-name="P7">v</text:p></draw:rect><draw:rect draw:style-name="gr2" draw:text-style-name="P7" svg:width="0.339cm" svg:height="0.87cm" svg:x="10.85cm" svg:y="0.189cm"><text:p text:style-name="P7">u</text:p></draw:rect><draw:frame draw:style-name="gr4" draw:text-style-name="P10" svg:width="1.117cm" svg:height="0.655cm" svg:x="1.859cm" svg:y="1.642cm"><draw:text-box><text:p><text:span text:style-name="T6">Load status bit</text:span></text:p></draw:text-box></draw:frame><draw:frame draw:style-name="gr4" draw:text-style-name="P10" svg:width="1.968cm" svg:height="0.655cm" svg:x="8.17cm" svg:y="1.642cm"><draw:text-box><text:p><text:span text:style-name="T6">Overtemperature alarm bit</text:span></text:p></draw:text-box></draw:frame><draw:frame draw:style-name="gr4" draw:text-style-name="P10" svg:width="1.682cm" svg:height="0.655cm" svg:x="9.892cm" svg:y="2.588cm"><draw:text-box><text:p><text:span text:style-name="T6">Over-voltage alarm bit</text:span></text:p></draw:text-box></draw:frame><draw:frame draw:style-name="gr4" draw:text-style-name="P10" svg:width="1.682cm" svg:height="0.655cm" svg:x="11.158cm" svg:y="1.681cm"><draw:text-box><text:p><text:span text:style-name="T6">Under-voltage alarm bit</text:span></text:p></draw:text-box></draw:frame><draw:line draw:style-name="gr5" draw:text-style-name="P7" svg:x1="11.232cm" svg:y1="1.566cm" svg:x2="11.063cm" svg:y2="1.06cm"><text:p/></draw:line><draw:line draw:style-name="gr5" draw:text-style-name="P7" svg:x1="10.005cm" svg:y1="1.644cm" svg:x2="10.363cm" svg:y2="1.06cm"><text:p/></draw:line><draw:line draw:style-name="gr5" draw:text-style-name="P7" svg:x1="10.684cm" svg:y1="2.589cm" svg:x2="10.68cm" svg:y2="1.06cm"><text:p/></draw:line><draw:line draw:style-name="gr5" draw:text-style-name="P7" svg:x1="2.348cm" svg:y1="1.644cm" svg:x2="2.348cm" svg:y2="1.06cm"><text:p/></draw:line><draw:rect draw:style-name="gr2" draw:text-style-name="P9" svg:width="0.339cm" svg:height="0.87cm" svg:x="2.558cm" svg:y="0.189cm"><text:p text:style-name="P7"><text:span text:style-name="T7">0</text:span></text:p></draw:rect><draw:rect draw:style-name="gr2" draw:text-style-name="P9" svg:width="0.339cm" svg:height="0.87cm" svg:x="2.896cm" svg:y="0.189cm"><text:p text:style-name="P7"><text:span text:style-name="T7">0</text:span></text:p></draw:rect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pan text:style-name="T5">The charger controller</text:span> need<text:span text:style-name="T5">s</text:span> to be <text:span text:style-name="T5">able to initiate the sending of cell data so it can control the sampling rate for logging etc.</text:span> <text:span text:style-name="T5">The charge controller should also be able</text:span> to activate individual <text:span text:style-name="T5">cell </text:span>loads.</text:p>
      <text:p text:style-name="P4">The <text:span text:style-name="T5">initiator</text:span> message from the charge controller is identified by having bits <text:span text:style-name="T5">1, </text:span>2 and 3 both set to 1 in <text:span text:style-name="T5">the temperature</text:span> pairs of bytes. <text:span text:style-name="T4">This can NEVER occur with cell data as it would mean over-voltage AND under-voltage at the same time.</text:span></text:p>
      <text:p text:style-name="P4"/>
      <text:p text:style-name="P4"/>
      <text:p text:style-name="P4"/>
      <text:p text:style-name="P4"><draw:g text:anchor-type="paragraph" draw:z-index="0" draw:style-name="gr1"><draw:rect draw:style-name="gr2" draw:text-style-name="P8" svg:width="3.855cm" svg:height="0.87cm" svg:x="2.219cm" svg:y="0.189cm"><text:p text:style-name="P7"><text:span text:style-name="T6">Byte 1</text:span></text:p></draw:rect><draw:rect draw:style-name="gr2" draw:text-style-name="P8" svg:width="3.855cm" svg:height="0.87cm" svg:x="6.073cm" svg:y="0.189cm"><text:p text:style-name="P7"><text:span text:style-name="T6">Byte 2</text:span></text:p></draw:rect><draw:rect draw:style-name="gr2" draw:text-style-name="P8" svg:width="3.855cm" svg:height="0.87cm" svg:x="10.172cm" svg:y="0.189cm"><text:p text:style-name="P7"><text:span text:style-name="T6">Byte 3</text:span></text:p></draw:rect><draw:rect draw:style-name="gr2" draw:text-style-name="P8" svg:width="3.855cm" svg:height="0.87cm" svg:x="14.026cm" svg:y="0.189cm"><text:p text:style-name="P7"><text:span text:style-name="T6">Byte 4</text:span></text:p></draw:rect><draw:rect draw:style-name="gr2" draw:text-style-name="P7" svg:width="0.339cm" svg:height="0.87cm" svg:x="10.172cm" svg:y="0.189cm"><text:p text:style-name="P7">1</text:p></draw:rect><draw:rect draw:style-name="gr2" draw:text-style-name="P7" svg:width="0.339cm" svg:height="0.87cm" svg:x="10.511cm" svg:y="0.189cm"><text:p text:style-name="P7">1</text:p></draw:rect><draw:rect draw:style-name="gr2" draw:text-style-name="P7" svg:width="0.339cm" svg:height="0.87cm" svg:x="10.85cm" svg:y="0.189cm"><text:p text:style-name="P7">1</text:p></draw:rect><draw:rect draw:style-name="gr2" draw:text-style-name="P7" svg:width="0.339cm" svg:height="0.87cm" svg:x="2.219cm" svg:y="0.189cm"><text:p text:style-name="P7">x</text:p></draw:rect><draw:rect draw:style-name="gr2" draw:text-style-name="P7" svg:width="0.339cm" svg:height="0.87cm" svg:x="2.558cm" svg:y="0.189cm"><text:p text:style-name="P7">0</text:p></draw:rect><draw:rect draw:style-name="gr2" draw:text-style-name="P7" svg:width="0.339cm" svg:height="0.87cm" svg:x="2.896cm" svg:y="0.189cm"><text:p text:style-name="P7">0</text:p></draw:rect></draw:g></text:p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Gabriola" svg:font-family="Gabriola" style:font-family-generic="decorative" style:font-pitch="variable"/>
    <style:font-face style:name="Liberation Serif1" svg:font-family="'Liberation Serif'" style:font-family-generic="decorativ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12:38:07.151000000</meta:creation-date>
    <dc:date>2016-07-07T13:10:25.376000000</dc:date>
    <meta:editing-duration>PT4H48M43S</meta:editing-duration>
    <meta:editing-cycles>10</meta:editing-cycles>
    <meta:generator>LibreOffice/5.0.5.2$Windows_x86 LibreOffice_project/55b006a02d247b5f7215fc6ea0fde844b30035b3</meta:generator>
    <meta:print-date>2015-08-16T18:27:33.511000000</meta:print-date>
    <meta:document-statistic meta:table-count="0" meta:image-count="0" meta:object-count="0" meta:page-count="1" meta:paragraph-count="11" meta:word-count="241" meta:character-count="1328" meta:non-whitespace-character-count="1092"/>
  </office:meta>
</office:document-meta>
</file>